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9-26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7-09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6-2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3-28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2128" calcext:value-type="float">
            <text:p>26.9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2-0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1-22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6-14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5-10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4-02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3-07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2-23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4-01-09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3-12-08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3-11-16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3-10-2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3-10-10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3-09-12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2064" calcext:value-type="float">
            <text:p>30.9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3-08-11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3-07-03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3-06-07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3-06-01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3-05-16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500</text:p>
          </table:table-cell>
          <table:table-cell office:value-type="string" calcext:value-type="string">
            <text:p>CWOC at Minneapolis, Theodore Wirth Parkway Wells</text:p>
          </table:table-cell>
          <table:table-cell office:value-type="string" calcext:value-type="string">
            <text:p>2023-04-2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68" meta:object-count="0"/>
    <meta:user-defined meta:name="AppVersion">3.0</meta:user-defined>
  </office:meta>
</office:document-meta>
</file>